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color="#c9211e"/>
    </style:style>
    <style:style style:name="P8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10" style:family="paragraph" style:parent-style-name="Standard" style:list-style-name="L4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7de2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3">Bloco 7</text:h>
      <text:h text:style-name="P2" text:outline-level="3">Dia 1 - JavaScript ES6 - let, const, arrow functions e template literals</text:h>
      <text:p text:style-name="P3"/>
      <text:p text:style-name="P5">O que vamos aprender</text:p>
      <text:p text:style-name="P5"/>
      <text:p text:style-name="P3">Neste bloco e no próximo, você vai aprender sobre a mais nova versão do JavaScript , conhecida como ES6 , ECMAScript 6 ou ES2015 .</text:p>
      <text:p text:style-name="P3"/>
      <text:p text:style-name="P3">Esses vários nomes podem gerar alguma dúvida, mas na verdade todos fazem referência à mesma linguagem. JavaScript é como nós chamamos a linguagem, só que esse nome é um trademark da Oracle . O nome oficial da linguagem é <text:span text:style-name="T7">ECMAScript</text:span> , e ES é apenas a abreviação ( E CMA S cript).</text:p>
      <text:p text:style-name="P3"/>
      <text:p text:style-name="P3">Essa nova versão possui alguns objetivos:</text:p>
      <text:list xml:id="list1156392322" text:style-name="L1">
        <text:list-item>
          <text:p text:style-name="P4">Ser uma linguagem melhor para construir aplicações complexas;</text:p>
        </text:list-item>
        <text:list-item>
          <text:p text:style-name="P4">Resolver problemas antigos do JavaScript;</text:p>
        </text:list-item>
        <text:list-item>
          <text:p text:style-name="P4">Facilitar o desenvolvimento de libraries .</text:p>
        </text:list-item>
      </text:list>
      <text:p text:style-name="P3"/>
      <text:p text:style-name="P3">Hoje você vai aprender quatro <text:span text:style-name="T6">features</text:span> do <text:span text:style-name="T7">ES6</text:span> que são muito importantes para que seu código fique limpo e bem escrito, além de resolverem alguns problemas da linguagem.</text:p>
      <text:p text:style-name="P3"/>
      <text:list xml:id="list1731511876" text:style-name="L2">
        <text:list-item>
          <text:p text:style-name="P7">let ;</text:p>
        </text:list-item>
        <text:list-item>
          <text:p text:style-name="P7">const ;</text:p>
        </text:list-item>
        <text:list-item>
          <text:p text:style-name="P7">arrow functions ;</text:p>
        </text:list-item>
        <text:list-item>
          <text:p text:style-name="P7">template literals ;</text:p>
        </text:list-item>
        <text:list-item>
          <text:p text:style-name="P7">operador ternário</text:p>
        </text:list-item>
      </text:list>
      <text:p text:style-name="P8"/>
      <text:p text:style-name="P6">Você será capaz de:</text:p>
      <text:list xml:id="list3831321950" text:style-name="L3">
        <text:list-item>
          <text:p text:style-name="P9">Utilizar corretamente <text:span text:style-name="T6">let</text:span> e <text:span text:style-name="T6">const</text:span> ;</text:p>
        </text:list-item>
        <text:list-item>
          <text:p text:style-name="P9">Simplificar seu código com<text:span text:style-name="T6"> arrow functions</text:span> ;</text:p>
        </text:list-item>
        <text:list-item>
          <text:p text:style-name="P9">Simplificar a construção de strings com <text:span text:style-name="T6">template literals </text:span>;</text:p>
        </text:list-item>
        <text:list-item>
          <text:p text:style-name="P9">Criar expressões condicionais simplificadas com <text:span text:style-name="T6">ternary operator </text:span>.</text:p>
        </text:list-item>
      </text:list>
      <text:p text:style-name="P8"/>
      <text:p text:style-name="P6">Por que isso é importante?</text:p>
      <text:p text:style-name="P6"/>
      <text:p text:style-name="P8">O <text:span text:style-name="T6">let</text:span> e o <text:span text:style-name="T6">const</text:span> vieram como solução para um antigo problema do JavaScript de falta de definição de escopo de variáveis. Sabe quando você declara uma variável dentro de um bloco e depois a utiliza fora dele? Isso é um vazamento de variável. Esse problema sempre trouxe grandes prejuízos, principalmente para aplicações maiores. Saber utilizar o <text:span text:style-name="T6">let</text:span> e o <text:span text:style-name="T6">const</text:span> de maneira consistente irá te ajudar a ter um código mais confiável e previsível.</text:p>
      <text:p text:style-name="P8"/>
      <text:p text:style-name="P8">As <text:span text:style-name="T6">arrow functions</text:span> , além de deixar o código mais legível, quando bem utilizadas, ainda resolvem outro problema antigo do famigerado var that = this . Vamos ver esse problema com mais detalhes na sessão de conteúdos.</text:p>
      <text:p text:style-name="P8"/>
      <text:p text:style-name="P8">Os <text:span text:style-name="T6">template literals </text:span>são importantes pois irão nos ajudar a construir strings mais bem escritas e concisas, ajudando na prevenção de erros.</text:p>
      <text:p text:style-name="P8"><text:soft-page-break/></text:p>
      <text:p text:style-name="P8"/>
      <text:p text:style-name="P8">Por último, mas não menos importante, vem o <text:span text:style-name="T6">operador ternário</text:span> , ou <text:span text:style-name="T6">ternary operator </text:span>, que permite criar expressões condicionais com dois outputs possíveis em apenas uma linha.</text:p>
      <text:p text:style-name="P8"/>
      <text:p text:style-name="P6">Conteúdos</text:p>
      <text:p text:style-name="P6"/>
      <text:p text:style-name="P8">Até aqui, você já foi apresentado a algumas features do ES6, como let , const , e talvez até mesmo já tenha usado arrow functions , template literals e operador ternário . Agora você vai aprender as motivações para se usar cada um desses recursos para escrever códigos mais limpos, concisos e identificar a presença desses elementos ao revisar códigos de outras pessoas.</text:p>
      <text:p text:style-name="P8"/>
      <text:p text:style-name="P8"/>
      <text:p text:style-name="P6">Conteúdos</text:p>
      <text:list xml:id="list1155315555" text:style-name="L4">
        <text:list-item>
          <text:p text:style-name="P10">Parte I - var, let e const</text:p>
        </text:list-item>
        <text:list-item>
          <text:p text:style-name="P10">Parte II - template literals</text:p>
        </text:list-item>
        <text:list-item>
          <text:p text:style-name="P10">Parte III - arrow functions</text:p>
        </text:list-item>
        <text:list-item>
          <text:p text:style-name="P10">Parte IV - ternary operator</text:p>
        </text:list-item>
      </text:list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7de2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7.1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3T11:27:44.764086107</dc:date>
    <meta:editing-duration>PT30M16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2" meta:paragraph-count="33" meta:word-count="470" meta:character-count="2765" meta:non-whitespace-character-count="2267"/>
  </office:meta>
</office:document-meta>
</file>